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style:font-name="David CLM" officeooo:rsid="051ca47a" officeooo:paragraph-rsid="0532881d" style:font-name-complex="David CLM"/>
    </style:style>
    <style:style style:name="P4" style:family="paragraph" style:parent-style-name="Standard">
      <style:text-properties officeooo:paragraph-rsid="052e1957"/>
    </style:style>
    <style:style style:name="P5" style:family="paragraph" style:parent-style-name="Standard">
      <style:text-properties officeooo:paragraph-rsid="0532881d"/>
    </style:style>
    <style:style style:name="P6" style:family="paragraph" style:parent-style-name="Standard">
      <style:text-properties officeooo:rsid="0536f6c7" officeooo:paragraph-rsid="0536f6c7"/>
    </style:style>
    <style:style style:name="P7" style:family="paragraph" style:parent-style-name="Standard">
      <style:text-properties fo:language="en" fo:country="US" officeooo:rsid="053caa70" officeooo:paragraph-rsid="053caa70"/>
    </style:style>
    <style:style style:name="P8" style:family="paragraph" style:parent-style-name="Standard">
      <style:text-properties fo:language="en" fo:country="US" officeooo:rsid="0545ad2a" officeooo:paragraph-rsid="0545ad2a"/>
    </style:style>
    <style:style style:name="P9" style:family="paragraph" style:parent-style-name="Standard">
      <style:text-properties officeooo:rsid="053d5023" officeooo:paragraph-rsid="053d5023"/>
    </style:style>
    <style:style style:name="P10" style:family="paragraph" style:parent-style-name="Standard">
      <style:paragraph-properties fo:text-align="start" style:justify-single-word="false" style:writing-mode="lr-tb"/>
    </style:style>
    <style:style style:name="P11" style:family="paragraph" style:parent-style-name="Standard">
      <style:paragraph-properties fo:text-align="start" style:justify-single-word="false" style:writing-mode="lr-tb"/>
      <style:text-properties fo:language="en" fo:country="US" officeooo:rsid="054056f8" officeooo:paragraph-rsid="054056f8"/>
    </style:style>
    <style:style style:name="P12" style:family="paragraph" style:parent-style-name="Standard">
      <style:paragraph-properties fo:text-align="start" style:justify-single-word="false" style:writing-mode="lr-tb"/>
      <style:text-properties fo:font-size="10pt" fo:language="en" fo:country="US" officeooo:rsid="0545ad2a" officeooo:paragraph-rsid="0545ad2a" style:font-size-asian="10pt" style:font-size-complex="10pt"/>
    </style:style>
    <style:style style:name="P13" style:family="paragraph" style:parent-style-name="Standard">
      <style:paragraph-properties fo:text-align="start" style:justify-single-word="false" style:writing-mode="lr-tb"/>
      <style:text-properties fo:font-size="10pt" fo:language="en" fo:country="US" officeooo:rsid="0545ad2a" officeooo:paragraph-rsid="0547c5cc" style:font-size-asian="10pt" style:font-size-complex="10pt"/>
    </style:style>
    <style:style style:name="P14" style:family="paragraph" style:parent-style-name="Standard">
      <style:paragraph-properties fo:text-align="start" style:justify-single-word="false" style:writing-mode="lr-tb"/>
      <style:text-properties fo:font-size="12pt" fo:language="en" fo:country="US" officeooo:rsid="05494319" officeooo:paragraph-rsid="05494319" style:font-size-asian="12pt" style:font-size-complex="12pt"/>
    </style:style>
    <style:style style:name="P15" style:family="paragraph" style:parent-style-name="Standard">
      <style:paragraph-properties fo:text-align="start" style:justify-single-word="false" style:writing-mode="lr-tb"/>
      <style:text-properties fo:font-size="12pt" fo:language="en" fo:country="US" officeooo:rsid="05494319" officeooo:paragraph-rsid="0549b629" style:font-size-asian="12pt" style:font-size-complex="12pt"/>
    </style:style>
    <style:style style:name="P16" style:family="paragraph" style:parent-style-name="Standard">
      <style:paragraph-properties fo:text-align="end" style:justify-single-word="false" style:writing-mode="rl-tb"/>
      <style:text-properties fo:language="en" fo:country="US" officeooo:rsid="0541e6db" officeooo:paragraph-rsid="0541e6db"/>
    </style:style>
    <style:style style:name="P17" style:family="paragraph" style:parent-style-name="Standard">
      <style:paragraph-properties fo:text-align="end" style:justify-single-word="false" style:writing-mode="rl-tb"/>
      <style:text-properties fo:font-size="12pt" fo:language="en" fo:country="US" officeooo:rsid="0547c5cc" officeooo:paragraph-rsid="0547c5cc" style:font-size-asian="12pt" style:font-size-complex="12pt"/>
    </style:style>
    <style:style style:name="P18" style:family="paragraph" style:parent-style-name="Standard">
      <style:paragraph-properties fo:text-align="end" style:justify-single-word="false" style:writing-mode="rl-tb"/>
      <style:text-properties fo:font-size="12pt" fo:language="en" fo:country="US" officeooo:rsid="054905f8" officeooo:paragraph-rsid="054905f8" style:font-size-asian="12pt" style:font-size-complex="12pt"/>
    </style:style>
    <style:style style:name="P19" style:family="paragraph" style:parent-style-name="Standard">
      <style:paragraph-properties fo:text-align="end" style:justify-single-word="false" style:writing-mode="rl-tb"/>
      <style:text-properties fo:font-size="12pt" fo:language="en" fo:country="US" officeooo:rsid="0549b629" officeooo:paragraph-rsid="0549b629" style:font-size-asian="12pt" style:font-size-complex="12pt"/>
    </style:style>
    <style:style style:name="P20" style:family="paragraph" style:parent-style-name="Text_20_body">
      <style:text-properties style:font-name="Liberation Sans" fo:font-weight="normal" officeooo:rsid="05074984" officeooo:paragraph-rsid="05074984" style:font-weight-asian="normal" style:font-name-complex="David CLM" style:font-weight-complex="normal"/>
    </style:style>
    <style:style style:name="P21" style:family="paragraph" style:parent-style-name="Text_20_body">
      <style:text-properties style:font-name="David CLM" officeooo:rsid="02d00e5f" officeooo:paragraph-rsid="032aa1da" style:font-name-complex="David CLM"/>
    </style:style>
    <style:style style:name="P22" style:family="paragraph" style:parent-style-name="Text_20_body" style:list-style-name="L5">
      <style:text-properties officeooo:paragraph-rsid="032aa1da"/>
    </style:style>
    <style:style style:name="P23" style:family="paragraph" style:parent-style-name="Text_20_body" style:list-style-name="L5">
      <style:text-properties officeooo:rsid="05395542" officeooo:paragraph-rsid="05395542"/>
    </style:style>
    <style:style style:name="P24" style:family="paragraph" style:parent-style-name="Text_20_body" style:list-style-name="L5">
      <style:text-properties officeooo:rsid="053b159a" officeooo:paragraph-rsid="053b159a"/>
    </style:style>
    <style:style style:name="P25" style:family="paragraph" style:parent-style-name="Text_20_body">
      <style:text-properties officeooo:rsid="053b159a" officeooo:paragraph-rsid="053b159a"/>
    </style:style>
    <style:style style:name="P26" style:family="paragraph" style:parent-style-name="Text_20_body" style:list-style-name="L5">
      <style:text-properties officeooo:rsid="0545ad2a" officeooo:paragraph-rsid="0545ad2a"/>
    </style:style>
    <style:style style:name="P27" style:family="paragraph" style:parent-style-name="Text_20_body">
      <style:text-properties fo:font-weight="bold" officeooo:rsid="054b6f7f" officeooo:paragraph-rsid="054b6f7f" style:font-weight-asian="bold" style:font-weight-complex="bold"/>
    </style:style>
    <style:style style:name="P28" style:family="paragraph" style:parent-style-name="Text_20_body">
      <style:paragraph-properties fo:text-align="end" style:justify-single-word="false" style:writing-mode="rl-tb"/>
      <style:text-properties style:font-name="David CLM" officeooo:rsid="052aff77" officeooo:paragraph-rsid="052aff77" style:font-name-complex="David CLM"/>
    </style:style>
    <style:style style:name="P29" style:family="paragraph" style:parent-style-name="Text_20_body">
      <style:paragraph-properties fo:text-align="end" style:justify-single-word="false" style:writing-mode="rl-tb"/>
      <style:text-properties style:font-name="David CLM" officeooo:rsid="052bfe9e" officeooo:paragraph-rsid="052bfe9e" style:font-name-complex="David CLM"/>
    </style:style>
    <style:style style:name="P30" style:family="paragraph" style:parent-style-name="Text_20_body">
      <style:paragraph-properties fo:text-align="end" style:justify-single-word="false" style:writing-mode="rl-tb"/>
      <style:text-properties style:font-name="David CLM" fo:language="en" fo:country="US" officeooo:rsid="052bfe9e" officeooo:paragraph-rsid="052bfe9e" style:font-name-complex="David CLM"/>
    </style:style>
    <style:style style:name="P31" style:family="paragraph" style:parent-style-name="Text_20_body">
      <style:paragraph-properties fo:text-align="end" style:justify-single-word="false" style:writing-mode="rl-tb"/>
      <style:text-properties style:font-name="Liberation Sans" fo:font-weight="normal" officeooo:rsid="050a3231" officeooo:paragraph-rsid="050a3231" style:font-weight-asian="normal" style:font-name-complex="David CLM" style:font-weight-complex="normal"/>
    </style:style>
    <style:style style:name="P32" style:family="paragraph" style:parent-style-name="Text_20_body">
      <style:paragraph-properties fo:text-align="end" style:justify-single-word="false" style:writing-mode="rl-tb"/>
      <style:text-properties officeooo:paragraph-rsid="05169a16"/>
    </style:style>
    <style:style style:name="P33" style:family="paragraph" style:parent-style-name="Text_20_body">
      <style:paragraph-properties fo:text-align="start" style:justify-single-word="false" style:writing-mode="lr-tb"/>
      <style:text-properties style:font-name="Liberation Sans" fo:font-weight="normal" officeooo:rsid="05060419" officeooo:paragraph-rsid="05060419" style:font-weight-asian="normal" style:font-name-complex="David CLM" style:font-weight-complex="normal"/>
    </style:style>
    <style:style style:name="P34" style:family="paragraph" style:parent-style-name="Text_20_body">
      <style:paragraph-properties fo:text-align="start" style:justify-single-word="false" style:writing-mode="lr-tb"/>
    </style:style>
    <style:style style:name="P35" style:family="paragraph" style:parent-style-name="Text_20_body">
      <style:paragraph-properties fo:text-align="start" style:justify-single-word="false" style:writing-mode="lr-tb"/>
      <style:text-properties officeooo:paragraph-rsid="05169a16"/>
    </style:style>
    <style:style style:name="P36" style:family="paragraph" style:parent-style-name="Heading_20_1">
      <style:text-properties style:font-name="David CLM" officeooo:rsid="04ff0d1c" officeooo:paragraph-rsid="04ff0d1c" style:font-name-complex="David CLM"/>
    </style:style>
    <style:style style:name="P37" style:family="paragraph" style:parent-style-name="Heading_20_2">
      <style:paragraph-properties fo:text-align="end" style:justify-single-word="false" style:writing-mode="rl-tb"/>
      <style:text-properties style:font-name="Liberation Sans" fo:font-weight="normal" officeooo:rsid="051ae599" officeooo:paragraph-rsid="051ae599" style:font-weight-asian="normal" style:font-name-complex="David CLM" style:font-weight-complex="normal"/>
    </style:style>
    <style:style style:name="P38" style:family="paragraph" style:parent-style-name="Heading_20_2">
      <style:paragraph-properties fo:text-align="end" style:justify-single-word="false" style:writing-mode="rl-tb"/>
      <style:text-properties style:font-name="Liberation Sans" fo:font-weight="normal" officeooo:rsid="051ae599" officeooo:paragraph-rsid="0546fe0b" style:font-weight-asian="normal" style:font-name-complex="David CLM" style:font-weight-complex="normal"/>
    </style:style>
    <style:style style:name="P39" style:family="paragraph" style:parent-style-name="Heading_20_2">
      <style:text-properties style:font-name="David CLM" officeooo:rsid="05395542" officeooo:paragraph-rsid="05395542" style:font-name-complex="David CLM"/>
    </style:style>
    <style:style style:name="T1" style:family="text">
      <style:text-properties fo:language="en" fo:country="US"/>
    </style:style>
    <style:style style:name="T2" style:family="text">
      <style:text-properties fo:language="en" fo:country="US" officeooo:rsid="0501d1f1"/>
    </style:style>
    <style:style style:name="T3" style:family="text">
      <style:text-properties fo:language="en" fo:country="US" officeooo:rsid="050e69e0"/>
    </style:style>
    <style:style style:name="T4" style:family="text">
      <style:text-properties fo:language="en" fo:country="US" officeooo:rsid="05146cce"/>
    </style:style>
    <style:style style:name="T5" style:family="text">
      <style:text-properties fo:language="en" fo:country="US" officeooo:rsid="05153075"/>
    </style:style>
    <style:style style:name="T6" style:family="text">
      <style:text-properties fo:language="en" fo:country="US" officeooo:rsid="05169a16"/>
    </style:style>
    <style:style style:name="T7" style:family="text">
      <style:text-properties fo:language="en" fo:country="US" officeooo:rsid="0516fde5"/>
    </style:style>
    <style:style style:name="T8" style:family="text">
      <style:text-properties fo:language="en" fo:country="US" officeooo:rsid="05177eab"/>
    </style:style>
    <style:style style:name="T9" style:family="text">
      <style:text-properties fo:language="en" fo:country="US" officeooo:rsid="05268ce1"/>
    </style:style>
    <style:style style:name="T10" style:family="text">
      <style:text-properties fo:language="en" fo:country="US" officeooo:rsid="052bfe9e"/>
    </style:style>
    <style:style style:name="T11" style:family="text">
      <style:text-properties fo:language="en" fo:country="US" officeooo:rsid="052f65ae"/>
    </style:style>
    <style:style style:name="T12" style:family="text">
      <style:text-properties fo:language="en" fo:country="US" officeooo:rsid="0530f6ec"/>
    </style:style>
    <style:style style:name="T13" style:family="text">
      <style:text-properties fo:language="en" fo:country="US" officeooo:rsid="0532881d"/>
    </style:style>
    <style:style style:name="T14" style:family="text">
      <style:text-properties fo:language="en" fo:country="US" officeooo:rsid="05357460"/>
    </style:style>
    <style:style style:name="T15" style:family="text">
      <style:text-properties fo:language="en" fo:country="US" officeooo:rsid="0536f6c7"/>
    </style:style>
    <style:style style:name="T16" style:family="text">
      <style:text-properties fo:language="en" fo:country="US" officeooo:rsid="0546fe0b"/>
    </style:style>
    <style:style style:name="T17" style:family="text">
      <style:text-properties fo:language="en" fo:country="US" officeooo:rsid="054d39d8"/>
    </style:style>
    <style:style style:name="T18" style:family="text">
      <style:text-properties fo:language="en" fo:country="US" officeooo:rsid="054e3845"/>
    </style:style>
    <style:style style:name="T19" style:family="text">
      <style:text-properties officeooo:rsid="04ff8f72"/>
    </style:style>
    <style:style style:name="T20" style:family="text">
      <style:text-properties officeooo:rsid="05012c43"/>
    </style:style>
    <style:style style:name="T21" style:family="text">
      <style:text-properties style:font-name="Liberation Sans" fo:language="en" fo:country="US" fo:font-weight="normal" officeooo:rsid="05084c6f" style:font-weight-asian="normal" style:font-name-complex="David CLM" style:font-weight-complex="normal"/>
    </style:style>
    <style:style style:name="T22" style:family="text">
      <style:text-properties style:font-name="Liberation Sans" fo:language="en" fo:country="US" fo:font-weight="normal" officeooo:rsid="0501d1f1" style:font-weight-asian="normal" style:font-name-complex="David CLM" style:font-weight-complex="normal"/>
    </style:style>
    <style:style style:name="T23" style:family="text">
      <style:text-properties style:font-name="Liberation Sans" fo:language="en" fo:country="US" fo:font-weight="normal" officeooo:rsid="04ff8f72" style:font-weight-asian="normal" style:font-name-complex="David CLM" style:font-weight-complex="normal"/>
    </style:style>
    <style:style style:name="T24" style:family="text">
      <style:text-properties style:font-name="Liberation Sans" fo:language="en" fo:country="US" fo:font-weight="normal" officeooo:rsid="05060419" style:font-weight-asian="normal" style:font-name-complex="David CLM" style:font-weight-complex="normal"/>
    </style:style>
    <style:style style:name="T25" style:family="text">
      <style:text-properties style:font-name="Liberation Sans" fo:language="en" fo:country="US" fo:font-weight="normal" officeooo:rsid="05091f14" style:font-weight-asian="normal" style:font-name-complex="David CLM" style:font-weight-complex="normal"/>
    </style:style>
    <style:style style:name="T26" style:family="text">
      <style:text-properties style:font-name="Liberation Sans" fo:language="en" fo:country="US" fo:font-weight="normal" officeooo:rsid="0501c0aa" style:font-weight-asian="normal" style:font-name-complex="David CLM" style:font-weight-complex="normal"/>
    </style:style>
    <style:style style:name="T27" style:family="text">
      <style:text-properties style:font-name="Liberation Sans" fo:language="en" fo:country="US" fo:font-weight="normal" officeooo:rsid="05074984" style:font-weight-asian="normal" style:font-name-complex="David CLM" style:font-weight-complex="normal"/>
    </style:style>
    <style:style style:name="T28" style:family="text">
      <style:text-properties style:font-name="Liberation Sans" fo:language="en" fo:country="US" fo:font-weight="normal" officeooo:rsid="05012c43" style:font-weight-asian="normal" style:font-name-complex="David CLM" style:font-weight-complex="normal"/>
    </style:style>
    <style:style style:name="T29" style:family="text">
      <style:text-properties style:font-name="Liberation Sans" fo:language="en" fo:country="US" fo:font-weight="normal" officeooo:rsid="04ff0d1c" style:font-weight-asian="normal" style:font-name-complex="David CLM" style:font-weight-complex="normal"/>
    </style:style>
    <style:style style:name="T30" style:family="text">
      <style:text-properties style:font-name="Liberation Sans" fo:language="en" fo:country="US" fo:font-weight="normal" officeooo:rsid="050e69e0" style:font-weight-asian="normal" style:font-name-complex="David CLM" style:font-weight-complex="normal"/>
    </style:style>
    <style:style style:name="T31" style:family="text">
      <style:text-properties style:font-name="Liberation Sans" fo:language="en" fo:country="US" fo:font-weight="normal" officeooo:rsid="0511782a" style:font-weight-asian="normal" style:font-name-complex="David CLM" style:font-weight-complex="normal"/>
    </style:style>
    <style:style style:name="T32" style:family="text">
      <style:text-properties style:font-name="Liberation Sans" fo:language="en" fo:country="US" fo:font-weight="normal" officeooo:rsid="052425d7" style:font-weight-asian="normal" style:font-name-complex="David CLM" style:font-weight-complex="normal"/>
    </style:style>
    <style:style style:name="T33" style:family="text">
      <style:text-properties style:font-name="Liberation Sans" fo:language="en" fo:country="US" fo:font-weight="normal" officeooo:rsid="052610d0" style:font-weight-asian="normal" style:font-name-complex="David CLM" style:font-weight-complex="normal"/>
    </style:style>
    <style:style style:name="T34" style:family="text">
      <style:text-properties style:font-name="Liberation Sans" fo:font-weight="normal" officeooo:rsid="04ff0d1c" style:font-weight-asian="normal" style:font-name-complex="David CLM" style:font-weight-complex="normal"/>
    </style:style>
    <style:style style:name="T35" style:family="text">
      <style:text-properties officeooo:rsid="0511814d"/>
    </style:style>
    <style:style style:name="T36" style:family="text">
      <style:text-properties officeooo:rsid="05153075"/>
    </style:style>
    <style:style style:name="T37" style:family="text">
      <style:text-properties style:font-name="David CLM" style:font-name-complex="David CLM"/>
    </style:style>
    <style:style style:name="T38" style:family="text">
      <style:text-properties style:font-name="David CLM" officeooo:rsid="051d0fb1" style:font-name-complex="David CLM"/>
    </style:style>
    <style:style style:name="T39" style:family="text">
      <style:text-properties style:font-name="David CLM" officeooo:rsid="051e5459" style:font-name-complex="David CLM"/>
    </style:style>
    <style:style style:name="T40" style:family="text">
      <style:text-properties style:font-name="David CLM" officeooo:rsid="051ca47a" style:font-name-complex="David CLM"/>
    </style:style>
    <style:style style:name="T41" style:family="text">
      <style:text-properties style:font-name="David CLM" officeooo:rsid="0529cea8" style:font-name-complex="David CLM"/>
    </style:style>
    <style:style style:name="T42" style:family="text">
      <style:text-properties style:font-name="David CLM" officeooo:rsid="0529e8d1" style:font-name-complex="David CLM"/>
    </style:style>
    <style:style style:name="T43" style:family="text">
      <style:text-properties style:font-name="David CLM" officeooo:rsid="051cb829" style:font-name-complex="David CLM"/>
    </style:style>
    <style:style style:name="T44" style:family="text">
      <style:text-properties style:font-name="David CLM" officeooo:rsid="052e1957" style:font-name-complex="David CLM"/>
    </style:style>
    <style:style style:name="T45" style:family="text">
      <style:text-properties style:font-name="David CLM" officeooo:rsid="0532d337" style:font-name-complex="David CLM"/>
    </style:style>
    <style:style style:name="T46" style:family="text">
      <style:text-properties style:font-name="David CLM" officeooo:rsid="053498dd" style:font-name-complex="David CLM"/>
    </style:style>
    <style:style style:name="T47" style:family="text">
      <style:text-properties style:font-name="David CLM" officeooo:rsid="05395542" style:font-name-complex="David CLM"/>
    </style:style>
    <style:style style:name="T48" style:family="text">
      <style:text-properties style:font-name="David CLM" officeooo:rsid="054b9884" style:font-name-complex="David CLM"/>
    </style:style>
    <style:style style:name="T49" style:family="text">
      <style:text-properties style:font-name="David CLM" fo:language="en" fo:country="US" style:font-name-complex="David CLM"/>
    </style:style>
    <style:style style:name="T50" style:family="text">
      <style:text-properties style:font-name="David CLM" fo:language="en" fo:country="US" officeooo:rsid="051e5459" style:font-name-complex="David CLM"/>
    </style:style>
    <style:style style:name="T51" style:family="text">
      <style:text-properties style:font-name="David CLM" fo:language="en" fo:country="US" officeooo:rsid="052035eb" style:font-name-complex="David CLM"/>
    </style:style>
    <style:style style:name="T52" style:family="text">
      <style:text-properties style:font-name="David CLM" fo:language="en" fo:country="US" officeooo:rsid="052aff77" style:font-name-complex="David CLM"/>
    </style:style>
    <style:style style:name="T53" style:family="text">
      <style:text-properties style:font-name="David CLM" fo:font-weight="bold" officeooo:rsid="051cb829" style:font-weight-asian="bold" style:font-name-complex="David CLM" style:font-weight-complex="bold"/>
    </style:style>
    <style:style style:name="T54" style:family="text">
      <style:text-properties officeooo:rsid="052ee8b3"/>
    </style:style>
    <style:style style:name="T55" style:family="text">
      <style:text-properties officeooo:rsid="052f65ae"/>
    </style:style>
    <style:style style:name="T56" style:family="text">
      <style:text-properties officeooo:rsid="054056f8"/>
    </style:style>
    <style:style style:name="T57" style:family="text">
      <style:text-properties officeooo:rsid="0541e6db"/>
    </style:style>
    <style:style style:name="T58" style:family="text">
      <style:text-properties officeooo:rsid="054210c3"/>
    </style:style>
    <style:style style:name="T59" style:family="text">
      <style:text-properties officeooo:rsid="0546fe0b"/>
    </style:style>
    <style:style style:name="T60" style:family="text">
      <style:text-properties officeooo:rsid="0547c5cc"/>
    </style:style>
    <style:style style:name="T61" style:family="text">
      <style:text-properties officeooo:rsid="0549b62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התקנת <text:span text:style-name="T19">חבילות ו</text:span>סביבה וירטואלית בפייתון</text:h>
      <text:p text:style-name="Text_20_body"><text:span text:style-name="T34">שפות-תיכנות בימינו בנויות בצורה מודולרית: על-גבי השפה הבסיסית, יש הרבה חבילות המרחיבות אותה בדרכים שונות. יש חבילות בסיסיות ועוד חבילות מתקדמות יותר המסתמכות עליהן. בקורס הזה למדנו על שתי חבילות שימושיות במיוחד, המאפשרות לנו לבצע אלגוריתמים מתקדמים בקלות: הספריה </text:span><text:span text:style-name="T1">cvxpy</text:span><text:span text:style-name="T29"> – מאפשרת לפתור בעיות אופטימיזציה קמורות (ו</text:span><text:span text:style-name="T31">בפרט: </text:span><text:span text:style-name="T29">בעיות של תיכנות ליניארי). הספריה </text:span><text:span text:style-name="T1">networkx</text:span><text:span text:style-name="T29"> – מאפשרת להריץ אלגוריתמים על גרפים ורשתות.</text:span></text:p>
      <text:p text:style-name="Heading_20_2">התקנ<text:span text:style-name="T20">ת חבילות </text:span><text:span text:style-name="T4">דרך שורת הפקודה</text:span></text:p>
      <text:p text:style-name="Text_20_body"><text:span text:style-name="T23">רוב החבילות לא באות יחד עם ההתקנה של פייתון. </text:span><text:span text:style-name="T32">הדבר מאפשר לכם </text:span><text:span text:style-name="T26">להתקין </text:span><text:span text:style-name="T33">רק את החבילות שאתם צריכים</text:span><text:span text:style-name="T23">. יש הרבה דרכים להתקין חבילות בפייתון. הדרך הפשוטה ביותר היא להשתמש בפקודה </text:span><text:span text:style-name="T1">pip</text:span><text:span text:style-name="T23">. </text:span><text:span text:style-name="T27">ראשית יש </text:span><text:span text:style-name="T28">להתקין את </text:span><text:span text:style-name="T1">pip</text:span><text:span text:style-name="T28"> על לינוקס</text:span><text:span text:style-name="T27">. הפקודה שעובדת אצלי (אובונטו 20.04) היא:</text:span></text:p>
      <text:p text:style-name="P10">sudo apt install python3-pip</text:p>
      <text:p text:style-name="P20"><text:span text:style-name="T2">א</text:span><text:span text:style-name="T1">צלכם הפקודה עשויה להיות מעט שונה – </text:span><text:span text:style-name="T9">חפשו</text:span><text:span text:style-name="T1"> את הפקודה המתאימה למערכת שלכם.</text:span></text:p>
      <text:p text:style-name="Text_20_body"><text:span text:style-name="T30">כדי לבדוק</text:span><text:span text:style-name="T21"> שהתקנתם את </text:span><text:span text:style-name="T1">pip </text:span><text:span text:style-name="T3">כמו שצריך,</text:span><text:span text:style-name="T21"> </text:span><text:span text:style-name="T22">נסו להתקין את </text:span><text:span text:style-name="T1">numpy</text:span><text:span text:style-name="T22"> – ספריה לעיבוד מספרים ומטריצות. אופן השימוש המדוייק ב </text:span><text:span text:style-name="T1">pip</text:span><text:span text:style-name="T22"> </text:span><text:span text:style-name="T23">תלוי ב</text:span><text:span text:style-name="T24">גירסה של </text:span><text:span text:style-name="T23">מערכת ההפעלה שלכם. </text:span><text:span text:style-name="T25">הפקודה שעובדת אצלי היא</text:span><text:span text:style-name="T22">:</text:span></text:p>
      <text:p text:style-name="P34">pip install numpy <text:s text:c="19"/></text:p>
      <text:p text:style-name="Standard">אם זה לא עובד, אפשר גם לנסות pip3 במקום pip; או לנסות:</text:p>
      <text:p text:style-name="P34">python -m pip install numpy <text:s/></text:p>
      <text:p text:style-name="Text_20_body"><text:span text:style-name="T25">או לנסות </text:span><text:span text:style-name="T1">python3</text:span><text:span text:style-name="T25"> במקום </text:span><text:span text:style-name="T1">python</text:span><text:span text:style-name="T25">. <text:s/>ואם אתם על לינוקס, נסו להוסיף </text:span><text:span text:style-name="T1">sudo</text:span><text:span text:style-name="T25"> לפני הפקודה.</text:span></text:p>
      <text:p text:style-name="P31"><text:span text:style-name="T1">כדי לודא שההתקנה עברה בהצלחה, אפשר פשוט לפתוח את שורת הפקודה של פייתון ולנסות לייבא את החבילה, למשל:</text:span></text:p>
      <text:p text:style-name="P34">python</text:p>
      <text:p text:style-name="P34">&gt;&gt;&gt; import numpy;</text:p>
      <text:p text:style-name="P32"><text:span text:style-name="T35">אם לא קיבלתם הודעת שגיאה, כנראה שהחבילה הותקנה בהצלחה. </text:span></text:p>
      <text:p text:style-name="P32"><text:span text:style-name="T35">אם קיבלתם הודעת שגיאה, ייתכן שההודעה קשורה לבאג בגירסה האחרונה של החבילה; במקרה כזה, אפשר לבקש מ </text:span><text:span text:style-name="T7">pip </text:span><text:span text:style-name="T35">להתקין גירסה מוקדמת יותר, למשל:</text:span></text:p>
      <text:p text:style-name="P35">python -m pip install numpy<text:span text:style-name="T6">==1.19.3</text:span></text:p>
      <text:p text:style-name="Heading_20_2">התקנ<text:span text:style-name="T20">ת חבילות </text:span><text:span text:style-name="T4">דרך PyCharm</text:span> </text:p>
      <text:p text:style-name="Standard">אפשר להתקין חבילות גם ישירות דרך סביבת העבודה PyCharm. <text:s/><text:span text:style-name="T36">יש לבחור בתפריט </text:span><text:span text:style-name="T5">File – Settings, ולבחור בצד שמאל Python Intepreter. בצד ימין </text:span><text:span text:style-name="T12">למטה</text:span><text:span text:style-name="T5"> רואים את רשימת החבילות המותקנות. אפשר ללחוץ על הסימן + מימין למעלה, ולבחור חבילה</text:span><text:span text:style-name="T8">+גירסה </text:span><text:span text:style-name="T5">להתקנה. </text:span></text:p>
      <text:p text:style-name="P33"><text:span text:style-name="T1"/></text:p>
      <text:p text:style-name="P37"><text:soft-page-break/><text:span text:style-name="T4">ס</text:span><text:span text:style-name="T1">ביבה וירטואלית</text:span></text:p>
      <text:p text:style-name="P27"><text:span text:style-name="T40">ש</text:span><text:span text:style-name="T37">ימו לב! אם לא נתקלתם בבעיה בתהליך ההתקנה הרגיל </text:span><text:span text:style-name="T48">של חבילות</text:span><text:span text:style-name="T37">, אין צורך שתטרחו להתקין סביבה וירטואלית. פרק זה נועד רק למשתמשים שנתקלו בבעיות בהתקנת החבילות.</text:span></text:p>
      <text:p text:style-name="Text_20_body"><text:span text:style-name="T40">אחד האתגרים בעבודה עם חבילות רבות הוא, שכל חבילה מסתמכת על חבילות אחרות, </text:span><text:span text:style-name="T41">ו</text:span><text:span text:style-name="T40">לפעמים יש אי-התאמה בין גירסאות של חבילות דרושות. לדוגמה, ייתכן ש</text:span><text:span text:style-name="T38">עבור פרוייקט מסויים, אתם צריכים את </text:span><text:span text:style-name="T40">חבילה א, </text:span><text:span text:style-name="T38">המשתמשת ב</text:span><text:span text:style-name="T40">גירסה 1 של חבילה ג; </text:span><text:span text:style-name="T38">אבל עבור פרוייקט אחר, אתם צריכים את </text:span><text:span text:style-name="T40">חבילה ב, </text:span><text:span text:style-name="T38">והיא משתמשת דווקא ב</text:span><text:span text:style-name="T40">גירסה 2 של חבילה ג. איזו גירסה של חבילה ג תתקינו? אתם יכולים בכל פעם </text:span><text:span text:style-name="T42">להחליף גירסאות בעזרת </text:span><text:span text:style-name="T1">pip</text:span><text:span text:style-name="T40">, </text:span><text:span text:style-name="T43">אבל זו טירחה מיותרת. במקום זה, אפשר ליצור שתי </text:span><text:span text:style-name="T53">סביבות וירטואליות </text:span><text:span text:style-name="T43">שונות, ולעבור מסביבה לסביבה לפי הצורך. </text:span><text:span text:style-name="T45">ישנן הרבה שפות תיכנות מודרניות התומכות במנגנון של סביבה וירטואלית; אחת מהן היא פייתון.</text:span></text:p>
      <text:p text:style-name="Text_20_body"><text:span text:style-name="T38">איך </text:span><text:span text:style-name="T45">מגדירים סביבה וירטואלית בפייתון</text:span><text:span text:style-name="T38">? </text:span><text:span text:style-name="T39">קודם-כל מתקינים חבילה </text:span><text:span text:style-name="T46">בשם </text:span><text:span text:style-name="T1">venv</text:span><text:span text:style-name="T50">, למשל באובונטו </text:span><text:span text:style-name="T51">20.04</text:span><text:span text:style-name="T50">:</text:span></text:p>
      <text:p text:style-name="P34">sudo apt install python3-venv</text:p>
      <text:p text:style-name="Text_20_body"><text:span text:style-name="T51">א</text:span><text:span text:style-name="T52">חר-כך יוצרים סביבה וירטואלית ונותנים לה שם. נניח שנקרא לסביבה שלנו </text:span><text:span text:style-name="T1">myenv</text:span><text:span text:style-name="T52">:</text:span></text:p>
      <text:p text:style-name="P34">python -m venv <text:span text:style-name="T1">myenv</text:span></text:p>
      <text:p text:style-name="P28"><text:span text:style-name="T1">הפקודה הזאת </text:span><text:span text:style-name="T10">יוצרת על המחשב שלכם תיקיה המייצגת את הסביבה הוירטואלית </text:span><text:span text:style-name="T14">(סביבה היא בסה”כ תיקיה על המחשב)</text:span><text:span text:style-name="T10">. כדי להפעיל אותה, צריך לכתוב בלינוקס:</text:span></text:p>
      <text:p text:style-name="P34">$ source <text:span text:style-name="T1">myenv</text:span>/bin/activate</text:p>
      <text:p text:style-name="P29">בחלונות הפקודה מעט שונה:</text:p>
      <text:p text:style-name="P34">&gt; myenv\Scripts\activate.bat</text:p>
      <text:p text:style-name="P30">בשני המקרים, אתם אמורים עכשיו לראות מצד שמאל של הסמן את שם הסביבה בסוגריים, למשל:</text:p>
      <text:p text:style-name="P10">(myenv) $ </text:p>
      <text:p text:style-name="P4"/>
      <text:p text:style-name="P4">כך שתדעו תמיד באיזו סביבה אתם נמצאים. <text:span text:style-name="T44">עכשיו אתם יכולים להתקין גירסאות שונות של החבילות שאתם רוצים, והחבילות יותקנו בתוך הסביבה בלבד.</text:span></text:p>
      <text:p text:style-name="P4"><text:span text:style-name="T44"/></text:p>
      <text:p text:style-name="P4">כדי לצאת מהסביבה הוירטואלית בחזרה לסביבה הכללית, משתמשים בפקודה deactivate. <text:span text:style-name="T54">כך אפשר לעבור בין סביבות בקלות.</text:span></text:p>
      <text:p text:style-name="P7"/>
      <text:p text:style-name="P38"><text:span text:style-name="T4">ס</text:span><text:span text:style-name="T1">ביבה וירטואלית </text:span><text:span text:style-name="T16">עם גרסאות שונות של פייתון</text:span></text:p>
      <text:p text:style-name="P9">בעזרת סביבות וירטואליות, אפשר לעבוד גם עם גירסאות שונות של שפת פייתון עצמה. <text:span text:style-name="T56">לשם כך יש להוריד את הגירסאות הרצויות מכאן: <text:s/></text:span><text:a xlink:type="simple" xlink:href="https://www.python.org/downloads" text:style-name="Internet_20_link" text:visited-style-name="Visited_20_Internet_20_Link">https://www.python.org/downloads</text:a> <text:span text:style-name="T56">ולזכור באיזו תיקיה כל גירסה הותקנה. אצלי, במערכת חלונות, כל הגירסאות מותקנות כאן:</text:span></text:p>
      <text:p text:style-name="P11">C:\Users\user\AppData\Local\Programs\Python\Python<text:span text:style-name="T57">NN</text:span></text:p>
      <text:p text:style-name="P16">כאשר NN הוא מספר הגירסה, למשל 37 <text:span text:style-name="T58">(עבור גירסה 3.7).</text:span></text:p>
      <text:p text:style-name="P9"/>
      <text:p text:style-name="P8">כדי להתקין סביבה וירטואלית המסתמכת על גירסה מסוימת של פייתון, צריך פשוט לקרוא ל venv <text:span text:style-name="T59">עם הפייתון המתאים. למשל, בסביבת חלונות:</text:span></text:p>
      <text:p text:style-name="P8"><text:soft-page-break/></text:p>
      <text:p text:style-name="P12"><text:span text:style-name="T60">C:\Users\user</text:span>\AppData\Local\Programs\Python\Python37\python -m venv <text:span text:style-name="T60">env37</text:span></text:p>
      <text:p text:style-name="P13"><text:span text:style-name="T60">C:\Users\user</text:span>\AppData\Local\Programs\Python\Python3<text:span text:style-name="T60">9</text:span>\python -m venv <text:span text:style-name="T60">env39</text:span></text:p>
      <text:p text:style-name="P17">יוצר שתי סביבות – אחת לגירסה 3.7 ואחת לגירסה 3.9. </text:p>
      <text:p text:style-name="P17"/>
      <text:p text:style-name="P18">אם נפעיל כל אחת מהסביבות, נראה שהגירסה של פייתון אכן שונה בכל אחת מהן:</text:p>
      <text:p text:style-name="P14">&gt; env37\Scripts\activate</text:p>
      <text:p text:style-name="P14">(env37) &gt; <text:s/>python –version</text:p>
      <text:p text:style-name="P14">Python 3.7.4</text:p>
      <text:p text:style-name="P15">&gt; env3<text:span text:style-name="T61">9</text:span>\Scripts\activate</text:p>
      <text:p text:style-name="P15">(env3<text:span text:style-name="T61">9</text:span>) &gt; <text:s/>python –version</text:p>
      <text:p text:style-name="P15">Python 3.<text:span text:style-name="T61">9.0</text:span></text:p>
      <text:p text:style-name="P19">בכל אחת מהסביבות אפשר להתקין את החבילות שרוצים לעבוד בהן עם אותה גירסה של פייתון.</text:p>
      <text:p text:style-name="P19"/>
      <text:p text:style-name="P15"/>
      <text:p text:style-name="P4"/>
      <text:p text:style-name="Heading_20_2"><text:span text:style-name="T11">התקנת </text:span><text:span text:style-name="T4">ס</text:span><text:span text:style-name="T1">ביבה וירטואלית </text:span><text:span text:style-name="T11">דרך PyCharm</text:span></text:p>
      <text:p text:style-name="P5">אפשר להתקין <text:span text:style-name="T55">סביבה וירטואלית</text:span> גם ישירות דרך סביבת העבודה PyCharm. <text:s/><text:span text:style-name="T36">יש לבחור בתפריט </text:span><text:span text:style-name="T5">File – Settings, ולבחור בצד שמאל Python Intepreter. בצד ימין </text:span><text:span text:style-name="T13">למעלה הולכים לשורה Project Interpreter, לוחצים על גלגל-השיניים מימינו, ובוחרים Add. בוחרים Virtualenv environment, </text:span><text:span text:style-name="T17">בוחרים את גירסת הבסיס של פייתון (מבין </text:span><text:span text:style-name="T18">הגירסאות שהתקנתם על המחשב)</text:span><text:span text:style-name="T13"> </text:span><text:span text:style-name="T15">ובוחרים תיקיה על המחשב שלכם שבה תשב הסביבה (כאמור, כל סביבה מיוצגת ע"י תיקיה על המחשב). </text:span></text:p>
      <text:p text:style-name="P5"><text:span text:style-name="T15"/></text:p>
      <text:p text:style-name="P6"><text:span text:style-name="T15">א</text:span><text:span text:style-name="T1">חרי שיצרתם סביבה, אתם יכולים לעבור בין סביבו, ובחזרה לסביבה הראשית, ע"י בחירת האפשרות המתאימה בתפריט של Project Interpreter בצד ימין למעלה.</text:span></text:p>
      <text:p text:style-name="P3"/>
      <text:p text:style-name="P3"/>
      <text:p text:style-name="P3"/>
      <text:p text:style-name="P39"><text:span text:style-name="T11">מ</text:span><text:span text:style-name="T1">קורות</text:span></text:p>
      <text:list xml:id="list749116284" text:style-name="L5">
        <text:list-item>
          <text:p text:style-name="P22"><text:span text:style-name="T47">עבודה עם סביבה וירטואלית בפייתון: </text:span><text:a xlink:type="simple" xlink:href="https://docs.python.org/3/tutorial/venv.html" text:style-name="Internet_20_link" text:visited-style-name="Visited_20_Internet_20_Link"><text:span text:style-name="T47">https://docs.python.org/3/tutorial/venv.html</text:span></text:a></text:p>
        </text:list-item>
        <text:list-item>
          <text:p text:style-name="P23"><text:span text:style-name="T37">עבודה עם סביבה וירטואלית בפייצ’ארם:</text:span><text:span text:style-name="T49"> </text:span><text:a xlink:type="simple" xlink:href="https://www.jetbrains.com/help/pycharm/creating-virtual-environment.html" text:style-name="Internet_20_link" text:visited-style-name="Visited_20_Internet_20_Link">https://www.jetbrains.com/help/pycharm/creating-virtual-environment.html</text:a><text:span text:style-name="T49"> </text:span></text:p>
        </text:list-item>
        <text:list-item>
          <text:p text:style-name="P26"><text:span text:style-name="T49">ניהול כמה גירסאות של פייתון במקביל: </text:span><text:a xlink:type="simple" xlink:href="https://www.freecodecamp.org/news/manage-multiple-python-versions-and-virtual-environments-venv-pyenv-pyvenv-a29fb00c296f/" text:style-name="Internet_20_link" text:visited-style-name="Visited_20_Internet_20_Link">https://www.freecodecamp.org/news/manage-multiple-python-versions-and-virtual-environments-venv-pyenv-pyvenv-a29fb00c296f/</text:a><text:span text:style-name="T49"> </text:span></text:p>
        </text:list-item>
        <text:list-item>
          <text:p text:style-name="P24"><text:span text:style-name="T49">עוד מידע על סביבות וירטואליות בסביבת חלונות: </text:span><text:a xlink:type="simple" xlink:href="https://www.freecodecamp.org/news/installing-multiple-python-versions-on-windows-using-virtualenv/" text:style-name="Internet_20_link" text:visited-style-name="Visited_20_Internet_20_Link">https://www.freecodecamp.org/news/installing-multiple-python-versions-on-windows-using-virtualenv/</text:a><text:span text:style-name="T49"> </text:span></text:p>
        </text:list-item>
      </text:list>
      <text:p text:style-name="P25"><text:span text:style-name="T49"/></text:p>
      <text:p text:style-name="P21">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5" style:display-name="Default_5"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iberation Sans2" style:font-family-complex="'Liberation Sans'" style:font-family-generic-complex="system" style:font-pitch-complex="variable" style:font-size-complex="12pt" style:text-emphasize="none"/>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fo:color="#00000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fo:color="#00000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Notizen" style:display-name="Title and Content_~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Titel" style:display-name="Title and Content_~LT~Titel" style:family="paragraph" style:default-outline-level="">
      <style:paragraph-properties style:line-height-at-least="0.4327in"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9" style:display-name="Title and Content_~LT~Gliederung 9"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8" style:display-name="Title and Content_~LT~Gliederung 8"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7" style:display-name="Title and Content_~LT~Gliederung 7"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6" style:display-name="Title and Content_~LT~Gliederung 6"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5" style:display-name="Title and Content_~LT~Gliederung 5"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4" style:display-name="Title and Content_~LT~Gliederung 4" style:family="paragraph" style:default-outline-level="">
      <style:paragraph-properties fo:margin-left="0in" fo:margin-right="0in" fo:margin-top="0.1528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3" style:display-name="Title and Content_~LT~Gliederung 3" style:family="paragraph" style:default-outline-level="">
      <style:paragraph-properties fo:margin-left="0in" fo:margin-right="0in" fo:margin-top="0.2291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default-outline-level="">
      <style:paragraph-properties fo:margin-left="0in" fo:margin-right="0in" fo:margin-top="0.3047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1" style:display-name="Title and Content_~LT~Gliederung 1" style:family="paragraph" style:default-outline-level="">
      <style:paragraph-properties fo:margin-left="0in" fo:margin-right="0in" fo:margin-top="0.3819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30.5pt" fo:font-style="normal" fo:text-shadow="none" style:text-underline-style="none" fo:font-weight="normal" style:letter-kerning="true" style:font-name-asian="DejaVu Sans" style:font-family-asian="'DejaVu Sans'" style:font-family-generic-asian="system" style:font-pitch-asian="variable" style:font-size-asian="30.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1-11T15:42:51.528000000</dc:date>
    <meta:editing-duration>P9DT11H36M56S</meta:editing-duration>
    <meta:editing-cycles>1234</meta:editing-cycles>
    <meta:document-statistic meta:table-count="0" meta:image-count="0" meta:object-count="0" meta:page-count="3" meta:paragraph-count="61" meta:word-count="807" meta:character-count="5364" meta:non-whitespace-character-count="4578"/>
  </office:meta>
</office:document-meta>
</file>